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ira Sans Book" fo:font-size="12pt" officeooo:rsid="0013ce0e" officeooo:paragraph-rsid="0013ce0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Fira Sans Book" fo:font-size="12pt" officeooo:rsid="0013ce0e" officeooo:paragraph-rsid="0013ce0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Fira Sans Book" fo:font-size="12pt" officeooo:rsid="0013ce0e" officeooo:paragraph-rsid="0013ce0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Fira Sans Book" fo:font-size="12pt" officeooo:rsid="0013ce0e" officeooo:paragraph-rsid="001b2d24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141fa3"/>
    </style:style>
    <style:style style:name="T3" style:family="text">
      <style:text-properties officeooo:rsid="0015d7a7"/>
    </style:style>
    <style:style style:name="T4" style:family="text">
      <style:text-properties fo:font-style="italic" officeooo:rsid="0015d7a7" style:font-style-asian="italic" style:font-style-complex="italic"/>
    </style:style>
    <style:style style:name="T5" style:family="text">
      <style:text-properties fo:font-style="italic" officeooo:rsid="0017766d" style:font-style-asian="italic" style:font-style-complex="italic"/>
    </style:style>
    <style:style style:name="T6" style:family="text">
      <style:text-properties fo:font-style="italic" officeooo:rsid="001896a6" style:font-style-asian="italic" style:font-style-complex="italic"/>
    </style:style>
    <style:style style:name="T7" style:family="text">
      <style:text-properties fo:font-style="normal" officeooo:rsid="0015d7a7" style:font-style-asian="normal" style:font-style-complex="normal"/>
    </style:style>
    <style:style style:name="T8" style:family="text">
      <style:text-properties fo:font-style="normal" officeooo:rsid="0017766d" style:font-style-asian="normal" style:font-style-complex="normal"/>
    </style:style>
    <style:style style:name="T9" style:family="text">
      <style:text-properties fo:font-style="normal" officeooo:rsid="00181dad" style:font-style-asian="normal" style:font-style-complex="normal"/>
    </style:style>
    <style:style style:name="T10" style:family="text">
      <style:text-properties fo:font-style="normal" officeooo:rsid="001896a6" style:font-style-asian="normal" style:font-style-complex="normal"/>
    </style:style>
    <style:style style:name="T11" style:family="text">
      <style:text-properties fo:font-style="normal" officeooo:rsid="001b2d24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rdan C. Hanson, PhD</text:p>
      <text:p text:style-name="P1">Whittier College Department of Physics and Astronomy</text:p>
      <text:p text:style-name="P1">September 6<text:span text:style-name="T1">th</text:span>, 2017</text:p>
      <text:p text:style-name="P4">Opening Remarks for Introductory Physics Courses</text:p>
      <text:p text:style-name="P2"/>
      <text:p text:style-name="P3"><text:tab/>Welcome! <text:s/>My name is Dr. Jordan Hanson, and I am your instructor for introductory physics. <text:s/>I’d like to take the opportunity to welcome the freshmen who are new to our community. <text:s/>At Whittier College, we strive to create an environment that helps people of all walks of life to succeed. <text:s/>I have been a physicist for 15 years, and I know that this material may appear intimidating or challenging to you. <text:s/>When <text:span text:style-name="T2">people ask me about my profession, and I tell them I’m a physics professor, most react with a shudder. <text:s/>This is likely because they had a rough experience with a physics or mathematics course in high school or college.</text:span></text:p>
      <text:p text:style-name="P3"><text:tab/><text:span text:style-name="T2">Our highest goal for this course is for you to learn. <text:s/>We are not here to create learning spaces that are overly competitive or intense, but rather a space in which you learn as much physics as possible during our time together. <text:s/>As such, during your time in the classroom with me, you will not be graded. <text:s/>I will present material, pose questions, and we will solve problems together. <text:s/>We will also perform experiments, and eventually, you will be presenting the results of a science project you create with your lab group.</text:span></text:p>
      <text:p text:style-name="P3"><text:tab/><text:span text:style-name="T3">I want you to learn to become comfortable with being wrong. <text:s/>I am a professional scientist who conducts experimental research and publishes it in journals read by scientists all over the world. <text:s/>Trust me, I am wrong all the time. <text:s/>I am wrong, and that is fine. <text:s/>When we pose a hypothesis, build an experiment, perform that experiment, compare our data to the hypothesis, and draw a conclusion, </text:span><text:span text:style-name="T4">we are never actually wrong.</text:span><text:span text:style-name="T7"> <text:s/>Our hypothesis may succeed with reasonable accuracy and precision, or be top inaccurate to be deemed correct. <text:s/>At no point are </text:span><text:span text:style-name="T4">we</text:span><text:span text:style-name="T7"> the ones who are </text:span><text:span text:style-name="T4">wrong.</text:span><text:span text:style-name="T7"> <text:s/>What matters is the theory that generated the hypothesis. <text:s/></text:span><text:span text:style-name="T8">Say to yourself today: “I do not know everything, therefore I am wrong about some things, and that is fine.”</text:span></text:p>
      <text:p text:style-name="P3"><text:span text:style-name="T8"><text:tab/>Being comfortable with being wrong is liberating. <text:s/></text:span><text:span text:style-name="T11">Finding a</text:span><text:span text:style-name="T8"> hypothesis </text:span><text:span text:style-name="T11">to be </text:span><text:span text:style-name="T8">false when compared to data can be as useful as </text:span><text:span text:style-name="T11">one that is right</text:span><text:span text:style-name="T8">. <text:s/></text:span><text:span text:style-name="T9">Other times, the data and hypothesis can match, but the theory is still wrong. <text:s/></text:span><text:span text:style-name="T11">I</text:span><text:span text:style-name="T8">n the early days of American astronomy, </text:span><text:span text:style-name="T11">leading scientists </text:span><text:span text:style-name="T8">had evidence that the Milky Way was the only galaxy. <text:s/>The data matched their expectation, which was actually false. <text:s/>Their contemporary European astronomers, such as Sir William and Caroline Herschel collect</text:span><text:span text:style-name="T11">ed</text:span><text:span text:style-name="T8"> evidence of the existence of other galaxies. <text:s/></text:span><text:span text:style-name="T9">A</text:span><text:span text:style-name="T8"> debate erupted, </text:span><text:span text:style-name="T11">and many </text:span><text:span text:style-name="T9">believed themselves to be “right” and others “wrong.”</text:span><text:span text:style-name="T8"> <text:s/>Finally, </text:span><text:span text:style-name="T9">the American </text:span><text:span text:style-name="T8">Edwin Hubble co</text:span><text:span text:style-name="T11">nfirmed galaxies outside ours</text:span><text:span text:style-name="T8">. <text:s/>In such debates, it is important to remember that hypotheses are often flying about, and their truth is not firm. <text:s/>What is </text:span><text:span text:style-name="T11">firmly </text:span><text:span text:style-name="T8">under our control is </text:span><text:span text:style-name="T5">our choice to believe them</text:span><text:span text:style-name="T8">. <text:s/>We are not required to believe </text:span><text:span text:style-name="T9">anything in science</text:span><text:span text:style-name="T8">, </text:span><text:span text:style-name="T9">and that liberates us from the fray.</text:span></text:p>
      <text:p text:style-name="P3"><text:span text:style-name="T9"><text:tab/></text:span><text:span text:style-name="T11">T</text:span><text:span text:style-name="T10">he liberation that arises from our comfort with being wrong is empowering. <text:s/>If we are unafraid of our hypotheses failing, we are inclined to try different hypotheses and conduct experiments. <text:s/>We grow comfortable with the scientific process. <text:s/>With practice, the scientific process ultimately leads us towards being right. <text:s/>And when we become accustomed to finding the right solutions, and forming better hypotheses, we build confidence as critical and analytical thinkers. <text:s/>Lastly, we are liberated enough to feel creative, to </text:span><text:span text:style-name="T6">create new science.</text:span><text:span text:style-name="T10"> <text:s/>And at every step, we find joy and excitement in that moment when we must compare our prediction to the answer. <text:s/>Let’s be wrong toget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3:34:03.972523439</meta:creation-date>
    <dc:date>2017-09-01T14:29:18.595176363</dc:date>
    <meta:editing-duration>PT23M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616" meta:character-count="3687" meta:non-whitespace-character-count="3040"/>
  </office:meta>
</office:document-meta>
</file>